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row>
        <msup>
          <mi mathvariant="italic">Ra</mi>
          <mn>1</mn>
        </msup>
        <mo stretchy="false">=</mo>
        <mrow>
          <mi mathvariant="italic">Ra</mi>
          <mo stretchy="false">+</mo>
          <mi>K</mi>
        </mrow>
      </mrow>
      <mi>x</mi>
      <mrow>
        <mo fence="true" form="prefix" stretchy="false">(</mo>
        <mrow>
          <mrow>
            <mi mathvariant="italic">Sa</mi>
            <mo stretchy="false">−</mo>
            <mi mathvariant="italic">Ea</mi>
          </mrow>
        </mrow>
        <mo fence="true" form="postfix" stretchy="false">)</mo>
      </mrow>
    </mrow>
    <annotation encoding="StarMath 5.0">Ra^1 = Ra + K x (Sa - Ea)
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7T10:11:05.315156283</meta:creation-date>
    <dc:date>2026-04-17T10:18:29.697640946</dc:date>
    <meta:editing-duration>PT7M23S</meta:editing-duration>
    <meta:editing-cycles>3</meta:editing-cycles>
    <meta:generator>LibreOffice/25.8.5.2$Linux_X86_64 LibreOffice_project/580$Build-2</meta:generator>
  </office:meta>
</office:document-meta>
</file>